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Standaard" style:family="paragraph">
      <style:paragraph-properties fo:margin-left="0.25in">
        <style:tab-stops/>
      </style:paragraph-properties>
    </style:style>
    <style:style style:name="P4" style:parent-style-name="Standaard" style:family="paragraph">
      <style:paragraph-properties fo:margin-left="0.25in">
        <style:tab-stops/>
      </style:paragraph-properties>
    </style:style>
    <style:style style:name="P5" style:parent-style-name="Lijstalinea" style:list-style-name="LFO1" style:family="paragraph"/>
    <style:style style:name="P6" style:parent-style-name="Standaard" style:family="paragraph">
      <style:paragraph-properties fo:margin-left="0.25in">
        <style:tab-stops/>
      </style:paragraph-properties>
    </style:style>
    <style:style style:name="P7" style:parent-style-name="Standaard" style:family="paragraph">
      <style:paragraph-properties fo:margin-left="0.25in">
        <style:tab-stops/>
      </style:paragraph-properties>
    </style:style>
    <style:style style:name="P8" style:parent-style-name="Lijstalinea" style:list-style-name="LFO1" style:family="paragraph"/>
    <style:style style:name="P9" style:parent-style-name="Standaard" style:family="paragraph">
      <style:paragraph-properties fo:margin-left="0.25in">
        <style:tab-stops/>
      </style:paragraph-properties>
    </style:style>
    <style:style style:name="P10" style:parent-style-name="Standaard" style:family="paragraph">
      <style:paragraph-properties fo:margin-left="0.25in">
        <style:tab-stops/>
      </style:paragraph-properties>
    </style:style>
    <style:style style:name="P11" style:parent-style-name="Lijstalinea" style:list-style-name="LFO1" style:family="paragraph"/>
    <style:style style:name="P12" style:parent-style-name="Standaard" style:family="paragraph">
      <style:paragraph-properties fo:margin-left="0.25in">
        <style:tab-stops/>
      </style:paragraph-properties>
    </style:style>
    <style:style style:name="P13" style:parent-style-name="Standaard" style:family="paragraph">
      <style:paragraph-properties fo:margin-left="0.25in">
        <style:tab-stops/>
      </style:paragraph-properties>
    </style:style>
    <style:style style:name="P14" style:parent-style-name="Lijstalinea" style:list-style-name="LFO1" style:family="paragraph"/>
    <style:style style:name="P15" style:parent-style-name="Standaard" style:family="paragraph">
      <style:paragraph-properties fo:margin-left="0.25in">
        <style:tab-stops/>
      </style:paragraph-properties>
    </style:style>
    <style:style style:name="P16" style:parent-style-name="Standaard" style:family="paragraph">
      <style:paragraph-properties fo:margin-left="0.25in">
        <style:tab-stops/>
      </style:paragraph-properties>
    </style:style>
    <style:style style:name="P17" style:parent-style-name="Lijstalinea" style:list-style-name="LFO1" style:family="paragraph"/>
    <style:style style:name="P18" style:parent-style-name="Standaard" style:family="paragraph">
      <style:paragraph-properties fo:margin-left="0.25in">
        <style:tab-stops/>
      </style:paragraph-properties>
    </style:style>
    <style:style style:name="P19" style:parent-style-name="Standaard" style:family="paragraph">
      <style:paragraph-properties fo:margin-left="0.25in">
        <style:tab-stops/>
      </style:paragraph-properties>
    </style:style>
    <style:style style:name="P20" style:parent-style-name="Lijstalinea" style:list-style-name="LFO1" style:family="paragraph"/>
    <style:style style:name="P21" style:parent-style-name="Standaard" style:family="paragraph">
      <style:paragraph-properties fo:margin-left="0.25in">
        <style:tab-stops/>
      </style:paragraph-properties>
    </style:style>
    <style:style style:name="P22" style:parent-style-name="Standaard" style:family="paragraph">
      <style:paragraph-properties fo:margin-left="0.25in">
        <style:tab-stops/>
      </style:paragraph-properties>
    </style:style>
    <style:style style:name="P23" style:parent-style-name="Lijstalinea" style:list-style-name="LFO1" style:family="paragraph"/>
    <style:style style:name="P24" style:parent-style-name="Standaard" style:family="paragraph">
      <style:paragraph-properties fo:margin-left="0.25in">
        <style:tab-stops/>
      </style:paragraph-properties>
    </style:style>
    <style:style style:name="P25" style:parent-style-name="Standaard" style:family="paragraph">
      <style:paragraph-properties fo:margin-left="0.25in">
        <style:tab-stops/>
      </style:paragraph-properties>
    </style:style>
    <style:style style:name="P26" style:parent-style-name="Lijstalinea" style:list-style-name="LFO1" style:family="paragraph"/>
    <style:style style:name="P27" style:parent-style-name="Standaard" style:family="paragraph">
      <style:paragraph-properties fo:margin-left="0.25in">
        <style:tab-stops/>
      </style:paragraph-properties>
    </style:style>
    <style:style style:name="P28" style:parent-style-name="Standaard" style:family="paragraph">
      <style:paragraph-properties fo:margin-left="0.25in">
        <style:tab-stops/>
      </style:paragraph-properties>
    </style:style>
    <style:style style:name="P29" style:parent-style-name="Lijstalinea" style:list-style-name="LFO1" style:family="paragraph"/>
    <style:style style:name="P30" style:parent-style-name="Standaard" style:family="paragraph">
      <style:paragraph-properties fo:margin-left="0.25in">
        <style:tab-stops/>
      </style:paragraph-properties>
    </style:style>
    <style:style style:name="P31" style:parent-style-name="Standaard" style:family="paragraph">
      <style:paragraph-properties fo:text-indent="0.25in"/>
    </style:style>
    <style:style style:name="P32" style:parent-style-name="Standaard" style:family="paragraph">
      <style:paragraph-properties fo:text-indent="0.25in"/>
    </style:style>
    <style:style style:name="P33" style:parent-style-name="Standaard" style:family="paragraph">
      <style:paragraph-properties fo:text-indent="0.25in"/>
    </style:style>
  </office:automatic-styles>
  <office:body>
    <office:text text:use-soft-page-breaks="true">
      <text:p text:style-name="P1">Vragen project periode:<text:s/></text:p>
      <text:p text:style-name="Standaard">Sam=a <text:s text:c="18"/>Bryan=b</text:p>
      <text:p text:style-name="Standaard"/>
      <text:list text:style-name="LFO1" text:continue-numbering="true">
        <text:list-item>
          <text:p text:style-name="P2">Hoe heet je?<text:s/></text:p>
        </text:list-item>
      </text:list>
      <text:p text:style-name="P3">A= Sam</text:p>
      <text:p text:style-name="P4">B=Bryan</text:p>
      <text:p text:style-name="Standaard"/>
      <text:list text:style-name="LFO1" text:continue-numbering="true">
        <text:list-item>
          <text:p text:style-name="P5"><text:s/>Hoe oud ben je?<text:s/></text:p>
        </text:list-item>
      </text:list>
      <text:p text:style-name="P6">A=15</text:p>
      <text:p text:style-name="P7">B=17</text:p>
      <text:p text:style-name="Standaard"/>
      <text:list text:style-name="LFO1" text:continue-numbering="true">
        <text:list-item>
          <text:p text:style-name="P8">Waar kom je vandaan?</text:p>
        </text:list-item>
      </text:list>
      <text:p text:style-name="P9">A=Vlaardingen</text:p>
      <text:p text:style-name="P10">B=Schiedam</text:p>
      <text:p text:style-name="Standaard"/>
      <text:list text:style-name="LFO1" text:continue-numbering="true">
        <text:list-item>
          <text:p text:style-name="P11"><text:s/>Waarom heb je voor opleiding software developer gekozen?</text:p>
        </text:list-item>
      </text:list>
      <text:p text:style-name="P12">A= Ik wil later graag website gaan maken voor bedrijven</text:p>
      <text:p text:style-name="P13">B=Ik heb er veel interesse in en ik heb een soort het zelfde plan als Sam</text:p>
      <text:p text:style-name="Standaard"/>
      <text:list text:style-name="LFO1" text:continue-numbering="true">
        <text:list-item>
          <text:p text:style-name="P14"><text:s/>Wat zijn je hobby's?<text:s/></text:p>
        </text:list-item>
      </text:list>
      <text:p text:style-name="P15">A=met mijn vriendin/vrienden afspreken en muziek maken</text:p>
      <text:p text:style-name="P16">B=gamen, met vrienden naar buiten en gitaar spelen</text:p>
      <text:p text:style-name="Standaard"/>
      <text:p text:style-name="Standaard"/>
      <text:list text:style-name="LFO1" text:continue-numbering="true">
        <text:list-item>
          <text:p text:style-name="P17"><text:s/>Wat hoop je te bereiken in de toekomst?</text:p>
        </text:list-item>
      </text:list>
      <text:p text:style-name="P18">A=Gelukkig zijn en een gezond gezin te hebben en een leuke baan</text:p>
      <text:p text:style-name="P19">B= Gelukkig zijn met een gezin en genoeg geld verdienen om mijn gezin te ondersteunen</text:p>
      <text:p text:style-name="Standaard"/>
      <text:list text:style-name="LFO1" text:continue-numbering="true">
        <text:list-item>
          <text:p text:style-name="P20">Doe je aan sport, zo ja? Welke?<text:s/></text:p>
        </text:list-item>
      </text:list>
      <text:p text:style-name="P21">A= ik probeer 7x per week naar de sportschool te gaan</text:p>
      <text:p text:style-name="P22">B= ik probeer zo veel mogelijk naar de sportschool te gaan</text:p>
      <text:p text:style-name="Standaard"/>
      <text:list text:style-name="LFO1" text:continue-numbering="true">
        <text:list-item>
          <text:p text:style-name="P23">Heb je een bijbaantje naast school?<text:s/></text:p>
        </text:list-item>
      </text:list>
      <text:p text:style-name="P24">A= ik werk bij de Jumbo</text:p>
      <text:p text:style-name="P25">B=Ik werk bij Domino’s als bezorger</text:p>
      <text:p text:style-name="Standaard"/>
      <text:list text:style-name="LFO1" text:continue-numbering="true">
        <text:list-item>
          <text:p text:style-name="P26">Heb je broers en/of zussen? <text:s/>Zo ja, hoeveel?<text:s/></text:p>
        </text:list-item>
      </text:list>
      <text:p text:style-name="P27">A= Ik heb een broer van 33 jaar die in Schotland woont, een zus van 30 jaar , een zus van 28 jaar en een broertje van 14 jaar</text:p>
      <text:p text:style-name="P28">B= ik heb 1 zus van 20 jaar</text:p>
      <text:p text:style-name="Standaard"/>
      <text:list text:style-name="LFO1" text:continue-numbering="true">
        <text:list-item>
          <text:p text:style-name="P29">Heb je huisdieren?</text:p>
        </text:list-item>
      </text:list>
      <text:p text:style-name="P30">A= ik heb 2 hondjes</text:p>
      <text:p text:style-name="P31">B= Ik heb 1 hond en 2 katten</text:p>
      <text:p text:style-name="P32"/>
      <text:p text:style-name="P33"/>
      <text:p text:style-name="Lijstalinea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 Poortman</meta:initial-creator>
    <dc:creator>Sam Poortman</dc:creator>
    <meta:creation-date>2024-09-26T11:15:00Z</meta:creation-date>
    <dc:date>2024-09-26T11:15:00Z</dc:date>
    <meta:template xlink:href="Normal" xlink:type="simple"/>
    <meta:editing-cycles>2</meta:editing-cycles>
    <meta:editing-duration>PT300S</meta:editing-duration>
    <meta:document-statistic meta:page-count="2" meta:paragraph-count="2" meta:word-count="183" meta:character-count="1193" meta:row-count="8" meta:non-whitespace-character-count="1012"/>
  </office:meta>
</office:document-meta>
</file>